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d30e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cd30e"/>
    </style:style>
    <style:style style:name="T1" style:family="text">
      <style:text-properties officeooo:rsid="001faec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0a757"/>
    </style:style>
    <style:style style:name="T4" style:family="text">
      <style:text-properties style:text-underline-style="none"/>
    </style:style>
    <style:style style:name="T5" style:family="text">
      <style:text-properties officeooo:rsid="0021fa11"/>
    </style:style>
    <style:style style:name="T6" style:family="text">
      <style:text-properties officeooo:rsid="0022027d"/>
    </style:style>
    <style:style style:name="T7" style:family="text">
      <style:text-properties fo:color="#610506"/>
    </style:style>
    <style:style style:name="T8" style:family="text">
      <style:text-properties fo:color="#610506" officeooo:rsid="001faece"/>
    </style:style>
    <style:style style:name="T9" style:family="text">
      <style:text-properties fo:color="#610506" officeooo:rsid="0020a757"/>
    </style:style>
    <style:style style:name="T10" style:family="text">
      <style:text-properties fo:color="#610506" style:text-underline-style="none" officeooo:rsid="0021fa11"/>
    </style:style>
    <style:style style:name="T11" style:family="text">
      <style:text-properties fo:color="#610506" officeooo:rsid="0021fa11"/>
    </style:style>
    <style:style style:name="T12" style:family="text">
      <style:text-properties fo:color="#610506" officeooo:rsid="0022027d"/>
    </style:style>
    <style:style style:name="T13" style:family="text">
      <style:text-properties fo:color="#2b511a" officeooo:rsid="0021fa11"/>
    </style:style>
    <style:style style:name="T14" style:family="text">
      <style:text-properties fo:color="#2b511a" officeooo:rsid="0022027d"/>
    </style:style>
    <style:style style:name="T15" style:family="text">
      <style:text-properties officeooo:rsid="002290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a si son correctos o no los siguientes patrones. En el caso de no ser correctos, corrígelos para que lo sean. Se consideran válidas las siguientes urls:</text:p>
      <text:p text:style-name="P1"/>
      <text:p text:style-name="P1"><text:a xlink:type="simple" xlink:href="http://www.google.es/" text:style-name="Internet_20_link" text:visited-style-name="Visited_20_Internet_20_Link">http://www.google.es</text:a></text:p>
      <text:p text:style-name="P1"><text:a xlink:type="simple" xlink:href="https://url.com/" text:style-name="Internet_20_link" text:visited-style-name="Visited_20_Internet_20_Link">https://url.com</text:a></text:p>
      <text:p text:style-name="P1"/>
      <text:p text:style-name="P1">var patron1= new RegExp(/[<text:span text:style-name="T1">(</text:span>http<text:span text:style-name="T1">|</text:span>https<text:span text:style-name="T1">)</text:span>{1}]:\<text:span text:style-name="T15">\</text:span>/<text:span text:style-name="T15">\</text:span>\/<text:span text:style-name="T1">(</text:span>www<text:span text:style-name="T1">)</text:span>?<text:span text:style-name="T15">\</text:span>\.[.*]\<text:span text:style-name="T15">\</text:span>.[.*]/,i); - <text:span text:style-name="T8">Corregido</text:span></text:p>
      <text:p text:style-name="P1"/>
      <text:p text:style-name="P1">var patron = /^http[s]?\:\/\/<text:span text:style-name="T3">[A-Za-z]*</text:span>\.<text:span text:style-name="T3">[A-Za-z]+\.</text:span>\d+$/; - <text:span text:style-name="T9">Corregido</text:span></text:p>
      <text:p text:style-name="P1"/>
      <text:p text:style-name="P1">var patt = /^(http<text:span text:style-name="T3">[s]?</text:span>\:\/\/)?([w]{3})?[\.<text:span text:style-name="T3">[A-Za-z]+</text:span>\.<text:span text:style-name="T3">\</text:span>w<text:span text:style-name="T3">+</text:span>$/; - <text:span text:style-name="T9">Corregido</text:span></text:p>
      <text:p text:style-name="P1"/>
      <text:p text:style-name="P1">var patron = /^http\:\/\/(.+<text:span text:style-name="T5">\.</text:span>)?.+\..+$/; - <text:span text:style-name="T10">Corregido</text:span></text:p>
      <text:p text:style-name="P2"/>
      <text:p text:style-name="P1">var patron = /http[s]?\:\/\/[w]*\.?[a-z]+\.[es]?[com]?/; - <text:span text:style-name="T13">Correcto</text:span></text:p>
      <text:p text:style-name="P1"/>
      <text:p text:style-name="P1">var patron =/^(http:\/\/ | https:\/\/)<text:span text:style-name="T5">(www\</text:span>.)?[A-Za-z]*\.(com|es)$/; - <text:span text:style-name="T7">Corregido</text:span> </text:p>
      <text:p text:style-name="P1"/>
      <text:p text:style-name="P1">var regurl = new RegExp("^(https|http)<text:span text:style-name="T5">\</text:span>:<text:span text:style-name="T15">\\</text:span>/<text:span text:style-name="T15">\\</text:span>/<text:span text:style-name="T5">(</text:span>www<text:span text:style-name="T15">\</text:span>\.<text:span text:style-name="T5">)?</text:span>[a-z]+\<text:span text:style-name="T15">\</text:span>.[a-z]+$"); - <text:span text:style-name="T11">Corregido</text:span></text:p>
      <text:p text:style-name="P1"/>
      <text:p text:style-name="P1">var patron = /^(http|https)\:\/\/(www\.)?[a-z0-9]+\.[a-z]$/; - <text:span text:style-name="T13">Correcto</text:span></text:p>
      <text:p text:style-name="P1"/>
      <text:p text:style-name="P1">var reg = /^http(s)?\:\/\/<text:span text:style-name="T6">(</text:span>w{3}\.<text:span text:style-name="T6">)?</text:span>[a-z0-9]+\.(es|com)$/; - <text:span text:style-name="T12">Corregido</text:span></text:p>
      <text:p text:style-name="P1"/>
      <text:p text:style-name="P1">var patUrl = /^(http|https)<text:span text:style-name="T6">\</text:span>:\/\/(w{3}\.|)[a-zA-Z0-9]+\.[a-z]{<text:span text:style-name="T6">2-</text:span>3}$/; - <text:span text:style-name="T12">Corregido</text:span></text:p>
      <text:p text:style-name="P2"/>
      <text:p text:style-name="P1">var pat = /^(http|https)\:\/\/(www\.)?[a-zA-Z]*\.(es|com)$/; - <text:span text:style-name="T14">Correc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36:07.751869733</meta:creation-date>
    <dc:date>2018-11-26T19:14:47.400594370</dc:date>
    <meta:editing-duration>PT10M59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97" meta:character-count="997" meta:non-whitespace-character-count="913"/>
  </office:meta>
</office:document-meta>
</file>